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23.98pt" svg:height="255.09pt" svg:x="323.63pt" svg:y="466.64pt">
            <draw:object draw:notify-on-update-of-ranges="Sheet1.F29:Sheet1.F36 Sheet1.H29:Sheet1.H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Uref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8650" calcext:value-type="float">
            <text:p>8650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office:value-type="float" office:value="8700" calcext:value-type="float">
            <text:p>8700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Зоны генер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ref</text:p>
          </table:table-cell>
          <table:table-cell office:value-type="string" calcext:value-type="string">
            <text:p>Ures</text:p>
          </table:table-cell>
          <table:table-cell table:number-columns-repeated="2"/>
          <table:table-cell office:value-type="string" calcext:value-type="string">
            <text:p>Uref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Uref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1/(Uref+Ures)</text:p>
          </table:table-cell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8720" calcext:value-type="float">
            <text:p>87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  <table:table-cell table:formula="of:=1/([.I10]+[.$J$10])" office:value-type="float" office:value="0.00261780104712042" calcext:value-type="float">
            <text:p>0.002617801</text:p>
          </table:table-cell>
          <table:table-cell table:formula="of:=[.K11]-[.K10]" office:value-type="float" office:value="0.000608005404492484" calcext:value-type="float">
            <text:p>0.0006080054</text:p>
          </table:table-cell>
          <table:table-cell table:formula="of:=[.K10]/[.$L$13]-0.75" office:value-type="float" office:value="3.59615384615385" calcext:value-type="float">
            <text:p>3.59615384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8900" calcext:value-type="float">
            <text:p>890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  <table:table-cell table:formula="of:=1/([.I11]+[.$J$10])" office:value-type="float" office:value="0.0032258064516129" calcext:value-type="float">
            <text:p>0.0032258065</text:p>
          </table:table-cell>
          <table:table-cell table:formula="of:=[.K12]-[.K11]" office:value-type="float" office:value="0.000620347394540943" calcext:value-type="float">
            <text:p>0.0006203474</text:p>
          </table:table-cell>
          <table:table-cell table:formula="of:=[.K11]/[.$L$13]-0.75" office:value-type="float" office:value="4.60558312655087" calcext:value-type="float">
            <text:p>4.60558312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9100" calcext:value-type="float">
            <text:p>9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formula="of:=1/([.I12]+[.$J$10])" office:value-type="float" office:value="0.00384615384615385" calcext:value-type="float">
            <text:p>0.0038461538</text:p>
          </table:table-cell>
          <table:table-cell table:formula="of:=[.K13]-[.K12]" office:value-type="float" office:value="0.0005786249149081" calcext:value-type="float">
            <text:p>0.0005786249</text:p>
          </table:table-cell>
          <table:table-cell table:formula="of:=[.K12]/[.$L$13]-0.75" office:value-type="float" office:value="5.63550295857988" calcext:value-type="float">
            <text:p>5.63550295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3" calcext:value-type="float">
            <text:p>183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9100" calcext:value-type="float">
            <text:p>910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1/([.I13]+[.$J$10])" office:value-type="float" office:value="0.00442477876106195" calcext:value-type="float">
            <text:p>0.0044247788</text:p>
          </table:table-cell>
          <table:table-cell table:formula="of:=AVERAGE([.L10:.L12])" office:value-type="float" office:value="0.000602325904647176" calcext:value-type="float">
            <text:p>0.0006023259</text:p>
          </table:table-cell>
          <table:table-cell table:formula="of:=[.K13]/[.$L$13]-0.75" office:value-type="float" office:value="6.59615384615385" calcext:value-type="float">
            <text:p>6.59615384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8350" calcext:value-type="float">
            <text:p>835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350" calcext:value-type="float">
            <text:p>835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1" calcext:value-type="float">
            <text:p>18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150" calcext:value-type="float">
            <text:p>815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180" calcext:value-type="float">
            <text:p>818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8260" calcext:value-type="float">
            <text:p>82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824" calcext:value-type="float">
            <text:p>824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15.05.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Зоны генер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ref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Uref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8270" calcext:value-type="float">
            <text:p>8270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8240" calcext:value-type="float">
            <text:p>824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/>
          <table:table-cell office:value-type="float" office:value="8230" calcext:value-type="float">
            <text:p>823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office:value-type="float" office:value="8220" calcext:value-type="float">
            <text:p>8220</text:p>
          </table:table-cell>
          <table:table-cell/>
          <table:table-cell office:value-type="string" calcext:value-type="string">
            <text:p>Q</text:p>
          </table:table-cell>
          <table:table-cell table:formula="of:=[.H33]/([.H32]-[.H34])*PI()*([.K32]+0.75)/([.G33]+[.F33])*([.F32]-[.F34])" office:value-type="float" office:value="179.799896813473" calcext:value-type="float">
            <text:p>179.799896813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80" calcext:value-type="float">
            <text:p>180</text:p>
          </table:table-cell>
          <table:table-cell office:value-type="float" office:value="8210" calcext:value-type="float">
            <text:p>82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office:value-type="float" office:value="180" calcext:value-type="float">
            <text:p>180</text:p>
          </table:table-cell>
          <table:table-cell office:value-type="float" office:value="8200" calcext:value-type="float">
            <text:p>82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8190" calcext:value-type="float">
            <text:p>819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21:42:18.612669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1:55:17.063314839</meta:creation-date>
    <dc:date>2015-05-16T21:58:01.820712623</dc:date>
    <meta:editing-duration>PT57M4S</meta:editing-duration>
    <meta:editing-cycles>5</meta:editing-cycles>
    <meta:generator>LibreOffice/4.4.3.2$Linux_X86_64 LibreOffice_project/40m0$Build-2</meta:generator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486cm" svg:height="9cm" xlink:href=".." xlink:type="simple" chart:class="chart:scatter" chart:style-name="ch1">
        <chart:legend chart:legend-position="end" svg:x="15.634cm" svg:y="4.201cm" style:legend-expansion="high" chart:style-name="ch2"/>
        <chart:plot-area chart:style-name="ch3" table:cell-range-address="Sheet1.F29:Sheet1.F36 Sheet1.H29:Sheet1.H36" svg:x="0.369cm" svg:y="0.18cm" svg:width="14.896cm" svg:height="8.64cm">
          <chartooo:coordinate-region svg:x="1.361cm" svg:y="0.379cm" svg:width="13.6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9:Sheet1.H36" chart:class="chart:scatter">
            <chart:domain table:cell-range-address="Sheet1.F29:Sheet1.F3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29:Sheet1.F36</svg:desc>
                </draw:g>
              </table:table-cell>
              <table:table-cell office:value-type="float" office:value="NaN">
                <text:p>NaN</text:p>
                <draw:g>
                  <svg:desc>Sheet1.H29:Sheet1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">
                <text:p>145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190">
                <text:p>8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